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BriefcaseEvent.CleanBriefcas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eanBriefcaseEvent.CleanBriefcaseEvent( Briefcase brief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